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fead"/>
    </style:style>
    <style:style style:name="T1" style:family="text">
      <style:text-properties officeooo:rsid="00046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mployé (id_employé PK, nom, <text:span text:style-name="T1">tel</text:span>, mail)</text:p>
      <text:p text:style-name="Standard"/>
      <text:p text:style-name="Standard">Catégorie (id_catégorie PK, libellé)</text:p>
      <text:p text:style-name="Standard"/>
      <text:p text:style-name="Standard">Sous_Catégorie (id_sous_catégorie PK, libellé, id_catégorie FK)</text:p>
      <text:p text:style-name="P1"><text:tab/>Sous_Catégories[id_catégorie] ⊆ Catégories[id_catégorie]</text:p>
      <text:p text:style-name="P1"/>
      <text:p text:style-name="Standard">Matériel (id_matériel PK, id_sous_catégorie FK)</text:p>
      <text:p text:style-name="P1"><text:tab/>Matériels[id_sous_catégorie] ⊆ Sous_Catégories[id_sous_catégorie]</text:p>
      <text:p text:style-name="P1"/>
      <text:p text:style-name="Standard">Exemplaire (id_exemplaire PK, id_matériel FK, état, disponibilité)</text:p>
      <text:p text:style-name="P1"><text:tab/>Exemplaires[id_matériel] ⊆ Matériels[id_matériel]</text:p>
      <text:p text:style-name="P1"/>
      <text:p text:style-name="Standard">Réservation (id_réservation PK, id_employé FK, id_exemplaire FK, date_début, date_fin)</text:p>
      <text:p text:style-name="P1"><text:tab/>Réservations[id_employé] ⊆ Employés[id_employé]</text:p>
      <text:p text:style-name="P1"><text:tab/>Réservations[id_exemplaire] ⊆ Exemplaires[id_exemplaire]</text:p>
      <text:p text:style-name="P1"/>
      <text:p text:style-name="Standard">Emprunt (id_emprunt PK, id_réservation FK, date_emprunt, date_retour_effectif)</text:p>
      <text:p text:style-name="Standard"><text:tab/>Emprunts[id_réservation] ⊆ Réservations[id_réservation]</text:p>
      <text:p text:style-name="Standard"><text:tab/><text:span text:style-name="T1"># On peut essayer d’utiliser View pour calculer 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1:43:09.957660228</meta:creation-date>
    <dc:date>2025-04-04T12:45:38.306848681</dc:date>
    <meta:editing-duration>PT28M4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70" meta:character-count="798" meta:non-whitespace-character-count="734"/>
  </office:meta>
</office:document-meta>
</file>